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0pt" officeooo:paragraph-rsid="00116819" style:font-name-asian="Droid Sans Fallback" style:font-size-asian="10pt" style:font-name-complex="FreeSans" style:font-size-complex="10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9pt" fo:letter-spacing="normal" fo:font-style="italic" fo:font-weight="normal" officeooo:paragraph-rsid="00116819" style:font-name-asian="Droid Sans Fallback" style:font-size-asian="16pt" style:font-style-asian="italic" style:font-name-complex="FreeSans" style:font-size-complex="16pt" style:font-style-complex="italic"/>
    </style:style>
    <style:style style:name="P3" style:family="paragraph" style:parent-style-name="Standard">
      <style:paragraph-properties fo:text-align="justify" style:justify-single-word="false"/>
      <style:text-properties fo:color="#000000" style:font-name="Monospace" fo:font-size="10pt" officeooo:rsid="001b6974" officeooo:paragraph-rsid="00116819" style:font-name-asian="Droid Sans Fallback" style:font-size-asian="10pt" style:font-name-complex="FreeSans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16819"/>
    </style:style>
    <style:style style:name="P5" style:family="paragraph" style:parent-style-name="Standard">
      <style:text-properties officeooo:paragraph-rsid="00116819"/>
    </style:style>
    <style:style style:name="P6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16819"/>
    </style:style>
    <style:style style:name="P7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9pt" fo:letter-spacing="normal" fo:font-style="normal" fo:font-weight="normal" officeooo:paragraph-rsid="00116819"/>
    </style:style>
    <style:style style:name="P8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fo:font-variant="normal" fo:text-transform="none" fo:color="#353833" style:font-name="Arial" fo:font-size="9pt" fo:letter-spacing="normal" fo:font-style="normal" fo:font-weight="normal" officeooo:paragraph-rsid="00116819" style:font-size-asian="10pt" style:font-size-complex="10pt"/>
    </style:style>
    <style:style style:name="P9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16819"/>
    </style:style>
    <style:style style:name="P10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16819"/>
    </style:style>
    <style:style style:name="P11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16819"/>
    </style:style>
    <style:style style:name="P12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116819" style:font-size-asian="10pt"/>
    </style:style>
    <style:style style:name="P13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116819"/>
    </style:style>
    <style:style style:name="P14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1" fo:font-size="9pt" fo:letter-spacing="normal" fo:font-style="normal" fo:font-weight="normal" officeooo:paragraph-rsid="00116819"/>
    </style:style>
    <style:style style:name="P15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16819"/>
    </style:style>
    <style:style style:name="P1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116819" style:font-size-asian="16pt" style:font-size-complex="16pt"/>
    </style:style>
    <style:style style:name="P1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116819" style:font-size-asian="16pt" style:font-size-complex="16pt"/>
    </style:style>
    <style:style style:name="P1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116819" style:font-size-asian="16pt" style:font-weight-asian="normal" style:font-size-complex="16pt" style:font-weight-complex="normal"/>
    </style:style>
    <style:style style:name="P1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6600ff" officeooo:paragraph-rsid="00116819"/>
    </style:style>
    <style:style style:name="P2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fo:font-size="16pt" officeooo:paragraph-rsid="00116819" style:font-size-asian="16pt" style:font-size-complex="16pt"/>
    </style:style>
    <style:style style:name="P21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16819"/>
    </style:style>
    <style:style style:name="P22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bold" officeooo:paragraph-rsid="00116819" style:font-name-asian="Droid Sans Fallback" style:font-size-asian="11pt" style:font-name-complex="FreeSans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Liberation Sans" fo:font-size="10pt" officeooo:paragraph-rsid="00116819" style:font-name-asian="Droid Sans Fallback" style:font-size-asian="10pt" style:font-name-complex="FreeSans" style:font-size-complex="10pt"/>
    </style:style>
    <style:style style:name="P24" style:family="paragraph" style:parent-style-name="Heading_20_2">
      <style:paragraph-properties fo:text-align="justify" style:justify-single-word="false"/>
      <style:text-properties officeooo:paragraph-rsid="00116819"/>
    </style:style>
    <style:style style:name="P25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16819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116819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text-underline-style="none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style:text-underline-style="none" style:font-size-asian="10pt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font-variant="normal" fo:text-transform="none" fo:color="#353833" style:font-name="Arial" fo:letter-spacing="normal" fo:font-style="normal"/>
    </style:style>
    <style:style style:name="T12" style:family="text">
      <style:text-properties fo:font-variant="normal" fo:text-transform="none" fo:color="#353833" style:font-name="Arial" fo:letter-spacing="normal" fo:font-style="normal" officeooo:rsid="001202ec"/>
    </style:style>
    <style:style style:name="T13" style:family="text">
      <style:text-properties fo:font-variant="normal" fo:text-transform="none" fo:color="#353833" style:font-name="Arial" fo:letter-spacing="normal" fo:font-style="normal" officeooo:rsid="0017d995"/>
    </style:style>
    <style:style style:name="T14" style:family="text">
      <style:text-properties fo:font-variant="normal" fo:text-transform="none" fo:color="#353833" style:font-name="Arial" fo:font-size="9pt" fo:letter-spacing="normal" fo:font-style="normal" fo:font-weight="normal"/>
    </style:style>
    <style:style style:name="T15" style:family="text">
      <style:text-properties fo:font-variant="normal" fo:text-transform="none" fo:color="#353833" style:font-name="Arial" fo:font-size="9pt" fo:letter-spacing="normal" fo:font-style="normal" fo:font-weight="normal" officeooo:rsid="001c9027"/>
    </style:style>
    <style:style style:name="T16" style:family="text">
      <style:text-properties fo:font-variant="normal" fo:text-transform="none" fo:color="#353833" style:font-name="Arial" fo:font-size="9pt" fo:letter-spacing="normal" fo:font-style="normal" fo:font-weight="normal" officeooo:rsid="0012ab04"/>
    </style:style>
    <style:style style:name="T17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8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9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16819" style:text-blinking="false"/>
    </style:style>
    <style:style style:name="T20" style:family="text">
      <style:text-properties fo:font-variant="normal" fo:text-transform="none" fo:color="#353833" fo:font-size="9pt" fo:letter-spacing="normal" fo:font-style="normal" fo:font-weight="normal" style:font-size-asian="16pt" style:font-style-asian="italic" style:font-size-complex="16pt" style:font-style-complex="italic"/>
    </style:style>
    <style:style style:name="T21" style:family="text">
      <style:text-properties fo:font-variant="normal" fo:text-transform="none" fo:color="#353833" fo:font-size="9pt" fo:letter-spacing="normal" fo:font-style="normal" fo:font-weight="normal" style:font-size-asian="9pt" style:font-size-complex="9pt"/>
    </style:style>
    <style:style style:name="T22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normal" style:text-blinking="false" style:font-weight-asian="normal" style:font-weight-complex="normal"/>
    </style:style>
    <style:style style:name="T23" style:family="text">
      <style:text-properties fo:font-variant="normal" fo:text-transform="none" fo:color="#4c6b87" style:text-line-through-style="none" style:text-line-through-type="none" fo:font-size="9pt" fo:letter-spacing="normal" fo:font-style="normal" style:text-underline-style="none" fo:font-weight="bold" style:text-blinking="false" style:font-size-asian="16pt" style:font-style-asian="italic" style:font-size-complex="16pt" style:font-style-complex="italic"/>
    </style:style>
    <style:style style:name="T24" style:family="text">
      <style:text-properties fo:font-variant="normal" fo:text-transform="none" fo:color="#4c6b87" style:text-line-through-style="none" style:text-line-through-type="none" fo:font-size="9pt" fo:letter-spacing="normal" fo:font-style="normal" style:text-underline-style="none" fo:font-weight="bold" officeooo:rsid="0012ab04" style:text-blinking="false" style:font-size-asian="16pt" style:font-style-asian="italic" style:font-size-complex="16pt" style:font-style-complex="italic"/>
    </style:style>
    <style:style style:name="T25" style:family="text">
      <style:text-properties fo:font-variant="normal" fo:text-transform="none" fo:color="#4c6b87" style:text-line-through-style="none" style:text-line-through-type="none" fo:font-size="9pt" fo:letter-spacing="normal" fo:font-style="normal" style:text-underline-style="none" fo:font-weight="bold" style:text-blinking="false" style:font-size-asian="9pt" style:font-size-complex="9pt"/>
    </style:style>
    <style:style style:name="T26" style:family="text">
      <style:text-properties fo:font-variant="normal" fo:text-transform="none" fo:color="#4c6b87" style:text-line-through-style="none" style:text-line-through-type="none" fo:font-size="9pt" fo:letter-spacing="normal" fo:font-style="normal" style:text-underline-style="none" fo:font-weight="bold" officeooo:rsid="0012ab04" style:text-blinking="false" style:font-size-asian="9pt" style:font-size-complex="9pt"/>
    </style:style>
    <style:style style:name="T27" style:family="text">
      <style:text-properties fo:color="#0000c0" style:font-name="Monospace" fo:font-size="10pt" style:font-size-asian="10pt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ff" style:font-name="Monospace" fo:font-size="10pt" style:font-size-asian="10pt"/>
    </style:style>
    <style:style style:name="T30" style:family="text">
      <style:text-properties fo:color="#0000ff" style:font-name="Monospace" fo:font-size="10pt" officeooo:rsid="00192d5d" style:font-size-asian="10pt"/>
    </style:style>
    <style:style style:name="T31" style:family="text">
      <style:text-properties fo:color="#0000ff" style:font-name="Monospace" fo:font-size="10pt" officeooo:rsid="00116819" style:font-size-asian="10pt"/>
    </style:style>
    <style:style style:name="T32" style:family="text">
      <style:text-properties officeooo:rsid="001b3c2c"/>
    </style:style>
    <style:style style:name="T33" style:family="text">
      <style:text-properties fo:color="#4c6b87" style:text-line-through-style="none" style:text-line-through-type="none" fo:font-style="normal" style:text-underline-style="none" fo:font-weight="bold" style:text-blinking="false"/>
    </style:style>
    <style:style style:name="T34" style:family="text">
      <style:text-properties fo:color="#4c6b87" style:text-line-through-style="none" style:text-line-through-type="none" fo:font-style="normal" style:text-underline-style="none" fo:font-weight="bold" style:text-blinking="false" style:font-style-asian="normal" style:font-style-complex="normal"/>
    </style:style>
    <style:style style:name="T35" style:family="text">
      <style:text-properties fo:color="#4c6b87" style:text-line-through-style="none" style:text-line-through-type="none" fo:font-style="normal" style:text-underline-style="none" fo:font-weight="bold" officeooo:rsid="0012ab04" style:text-blinking="false"/>
    </style:style>
    <style:style style:name="T36" style:family="text">
      <style:text-properties fo:font-style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1c9027"/>
    </style:style>
    <style:style style:name="T39" style:family="text">
      <style:text-properties officeooo:rsid="00116819"/>
    </style:style>
    <style:style style:name="T40" style:family="text">
      <style:text-properties officeooo:rsid="0012ab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span text:style-name="T1">Class </text:span><text:span text:style-name="T3">Delete</text:span><text:span text:style-name="T2">SnapshotRequest</text:span></text:h>
      <text:p text:style-name="P25"/>
      <text:p text:style-name="P6"><text:span text:style-name="T9">public</text:span><text:span text:style-name="T4"> </text:span><text:span text:style-name="T9">class</text:span><text:span text:style-name="T4"> </text:span><text:span text:style-name="T5">DeleteSnapshotRequest</text:span><text:span text:style-name="T4"> </text:span><text:span text:style-name="T9">extends</text:span><text:span text:style-name="T4"> JCSRequest </text:span><text:span text:style-name="T9">implements</text:span><text:span text:style-name="T4"> <text:s text:c="7"/>Serializable, Cloneable</text:span></text:p>
      <text:p text:style-name="P6"/>
      <text:p text:style-name="P16">Field Summary</text:p>
      <text:list xml:id="list75024913086305187" text:style-name="L1">
        <text:list-item>
          <text:p text:style-name="P21"><text:span text:style-name="T11">Fields inherited from </text:span><text:span text:style-name="T12">JCS</text:span><text:span text:style-name="T13">Request</text:span></text:p>
          <text:list>
            <text:list-item>
              <text:list>
                <text:list-header>
                  <text:p text:style-name="P10"><text:span text:style-name="T9">private</text:span><text:span text:style-name="T4"> JCSCredentialsProvider </text:span><text:span text:style-name="T27">credentialsProvider</text:span><text:span text:style-name="T4">;</text:span></text:p>
                  <text:p text:style-name="P10"><text:span text:style-name="T9">private</text:span><text:span text:style-name="T4"> Map&lt;String, String&gt; </text:span><text:span text:style-name="T27">customRequestHeaders</text:span><text:span text:style-name="T4">;</text:span></text:p>
                  <text:p text:style-name="P12"/>
                </text:list-header>
              </text:list>
            </text:list-item>
          </text:list>
        </text:list-item>
        <text:list-item>
          <text:p text:style-name="P21"><text:span text:style-name="T17">Fields in </text:span><text:span text:style-name="T19">Delete</text:span><text:span text:style-name="T18">SnapshotRequest</text:span></text:p>
        </text:list-item>
      </text:list>
      <text:p text:style-name="P15"><text:tab/><text:tab/><text:span text:style-name="T9">private</text:span><text:span text:style-name="T4"> String </text:span><text:span text:style-name="T27">snapshotId</text:span><text:span text:style-name="T4">;</text:span></text:p>
      <text:p text:style-name="P15"/>
      <text:p text:style-name="P17">Constructor Summary</text:p>
      <text:list xml:id="list2797643791956289222" text:style-name="L3">
        <text:list-item>
          <text:p text:style-name="P11"><text:span text:style-name="T31">Delete</text:span><text:span text:style-name="T30">SnapshotRequest</text:span><text:span text:style-name="T29">()</text:span></text:p>
          <text:list>
            <text:list-header>
              <text:p text:style-name="P13">Default constructor for <text:span text:style-name="T39">Delete</text:span>SnapshotRequest objec<text:span text:style-name="T32">t</text:span>.</text:p>
            </text:list-header>
          </text:list>
        </text:list-item>
        <text:list-item>
          <text:p text:style-name="P11"><text:span text:style-name="T31">Delete</text:span><text:span text:style-name="T30">SnapshotRequest</text:span><text:span text:style-name="T29">(</text:span><text:span text:style-name="T30">String</text:span><text:span text:style-name="T29"> </text:span><text:span text:style-name="T31">snapshot</text:span><text:span text:style-name="T30">Id</text:span><text:span text:style-name="T29">)</text:span></text:p>
          <text:list>
            <text:list-header>
              <text:p text:style-name="P14">Constructs a new <text:span text:style-name="T39">Delete</text:span>SnapshotRequest object.</text:p>
            </text:list-header>
          </text:list>
        </text:list-item>
      </text:list>
      <text:p text:style-name="P19"><text:tab/></text:p>
      <text:p text:style-name="P18">Method Summary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Modifier and Type</text:p>
          </table:table-cell>
          <table:table-cell table:style-name="Table1.B1" office:value-type="string">
            <text:p text:style-name="P22">Method and Description</text:p>
          </table:table-cell>
        </table:table-row>
        <table:table-row>
          <table:table-cell table:style-name="Table1.A2" office:value-type="string">
            <text:p text:style-name="P1"><text:a xlink:type="simple" xlink:href="http://docs.oracle.com/javase/6/docs/api/java/lang/String.html?is-external=true"><text:span text:style-name="T22">String</text:span></text:a></text:p>
            <text:p text:style-name="P5"/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SnapshotRequest.html#getVolumeId--"><text:span text:style-name="Source_20_Text"><text:span text:style-name="T33">get</text:span></text:span></text:a><text:a xlink:type="simple" xlink:href="http://docs.aws.amazon.com/AWSJavaSDK/latest/javadoc/com/amazonaws/services/ec2/model/CreateSnapshotRequest.html#getVolumeId--"><text:span text:style-name="Source_20_Text"><text:span text:style-name="T35">Snapshot</text:span></text:span></text:a><text:a xlink:type="simple" xlink:href="http://docs.aws.amazon.com/AWSJavaSDK/latest/javadoc/com/amazonaws/services/ec2/model/CreateSnapshotRequest.html#getVolumeId--"><text:span text:style-name="Source_20_Text"><text:span text:style-name="T33">Id</text:span></text:span></text:a><text:span text:style-name="Source_20_Text"><text:span text:style-name="T36">()</text:span></text:span></text:p>
            <text:p text:style-name="P7">The ID of the <text:span text:style-name="T38">SBS</text:span> <text:span text:style-name="T40">snapshot</text:span>.</text:p>
          </table:table-cell>
        </table:table-row>
        <table:table-row>
          <table:table-cell table:style-name="Table1.A2" office:value-type="string">
            <text:p text:style-name="P3">void</text:p>
            <text:p text:style-name="P23"/>
          </table:table-cell>
          <table:table-cell table:style-name="Table1.B2" office:value-type="string">
            <text:p text:style-name="P4"><text:a xlink:type="simple" xlink:href="http://docs.aws.amazon.com/AWSJavaSDK/latest/javadoc/com/amazonaws/services/ec2/model/CreateSnapshotRequest.html#setVolumeId-java.lang.String-"><text:span text:style-name="Source_20_Text"><text:span text:style-name="T23">set</text:span></text:span></text:a><text:a xlink:type="simple" xlink:href="http://docs.aws.amazon.com/AWSJavaSDK/latest/javadoc/com/amazonaws/services/ec2/model/CreateSnapshotRequest.html#setVolumeId-java.lang.String-"><text:span text:style-name="Source_20_Text"><text:span text:style-name="T24">Snapshot</text:span></text:span></text:a><text:a xlink:type="simple" xlink:href="http://docs.aws.amazon.com/AWSJavaSDK/latest/javadoc/com/amazonaws/services/ec2/model/CreateSnapshotRequest.html#setVolumeId-java.lang.String-"><text:span text:style-name="Source_20_Text"><text:span text:style-name="T23">Id</text:span></text:span></text:a><text:span text:style-name="Source_20_Text"><text:span text:style-name="T20">(</text:span></text:span><text:span text:style-name="Source_20_Text"><text:span text:style-name="T23">String </text:span></text:span><text:span text:style-name="Source_20_Text"><text:span text:style-name="T24">snapshot</text:span></text:span><text:span text:style-name="Source_20_Text"><text:span text:style-name="T20">Id)</text:span></text:span></text:p>
            <text:p text:style-name="P7">The ID of the <text:span text:style-name="T38">SBS</text:span> <text:span text:style-name="T40">snapshot</text:span>.</text:p>
          </table:table-cell>
        </table:table-row>
        <table:table-row>
          <table:table-cell table:style-name="Table1.A2" office:value-type="string">
            <text:p text:style-name="P3">String</text:p>
            <text:p text:style-name="P23"/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SnapshotRequest.html#toString--"><text:span text:style-name="Source_20_Text"><text:span text:style-name="T34">toString</text:span></text:span></text:a><text:span text:style-name="Source_20_Text"><text:span text:style-name="T37">()</text:span></text:span></text:p>
            <text:p text:style-name="P8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3"><text:span text:style-name="T40">Delete</text:span>SnapshotRequest</text:p>
            <text:p text:style-name="P23"/>
          </table:table-cell>
          <table:table-cell table:style-name="Table1.B2" office:value-type="string">
            <text:p text:style-name="P4"><text:a xlink:type="simple" xlink:href="http://docs.aws.amazon.com/AWSJavaSDK/latest/javadoc/com/amazonaws/services/ec2/model/CreateSnapshotRequest.html#withVolumeId-java.lang.String-"><text:span text:style-name="Source_20_Text"><text:span text:style-name="T25">with</text:span></text:span></text:a><text:a xlink:type="simple" xlink:href="http://docs.aws.amazon.com/AWSJavaSDK/latest/javadoc/com/amazonaws/services/ec2/model/CreateSnapshotRequest.html#withVolumeId-java.lang.String-"><text:span text:style-name="Source_20_Text"><text:span text:style-name="T26">Snapshot</text:span></text:span></text:a><text:a xlink:type="simple" xlink:href="http://docs.aws.amazon.com/AWSJavaSDK/latest/javadoc/com/amazonaws/services/ec2/model/CreateSnapshotRequest.html#withVolumeId-java.lang.String-"><text:span text:style-name="Source_20_Text"><text:span text:style-name="T25">Id</text:span></text:span></text:a><text:span text:style-name="Source_20_Text"><text:span text:style-name="T21">(</text:span></text:span><text:span text:style-name="Source_20_Text"><text:span text:style-name="T25">String </text:span></text:span><text:span text:style-name="Source_20_Text"><text:span text:style-name="T26">snapshot</text:span></text:span><text:span text:style-name="Source_20_Text"><text:span text:style-name="T21">Id)</text:span></text:span></text:p>
            <text:p text:style-name="P9"><text:span text:style-name="T14">The ID of the </text:span><text:span text:style-name="T15">SBS</text:span><text:span text:style-name="T14"> </text:span><text:span text:style-name="T16">snapshot</text:span><text:span text:style-name="T14">.</text:span></text:p>
          </table:table-cell>
        </table:table-row>
      </table:table>
      <text:p text:style-name="P20"/>
      <text:p text:style-name="P2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07:16.062603400</meta:creation-date>
    <dc:date>2016-07-08T18:13:26.154979827</dc:date>
    <meta:editing-duration>PT3M16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101" meta:character-count="859" meta:non-whitespace-character-count="785"/>
  </office:meta>
</office:document-meta>
</file>